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officeooo:rsid="001ae11d" officeooo:paragraph-rsid="001ae11d"/>
    </style:style>
    <style:style style:name="P2" style:family="paragraph" style:parent-style-name="Standard">
      <style:text-properties style:font-name="Liberation Sans1" officeooo:rsid="001baaa8" officeooo:paragraph-rsid="001baaa8"/>
    </style:style>
    <style:style style:name="P3" style:family="paragraph" style:parent-style-name="Standard">
      <style:text-properties style:font-name="Liberation Sans1" officeooo:rsid="001c91f4" officeooo:paragraph-rsid="001c91f4"/>
    </style:style>
    <style:style style:name="P4" style:family="paragraph" style:parent-style-name="Standard">
      <style:text-properties style:font-name="Liberation Sans1" style:text-underline-style="none" fo:font-weight="bold" officeooo:rsid="001c91f4" officeooo:paragraph-rsid="001c91f4" style:font-weight-asian="bold" style:font-weight-complex="bold"/>
    </style:style>
    <style:style style:name="P5" style:family="paragraph" style:parent-style-name="Standard">
      <style:text-properties style:font-name="Liberation Sans1" officeooo:rsid="001e28e3" officeooo:paragraph-rsid="001e28e3"/>
    </style:style>
    <style:style style:name="P6" style:family="paragraph" style:parent-style-name="Standard">
      <style:text-properties style:font-name="Liberation Sans1" officeooo:rsid="001f5ea4" officeooo:paragraph-rsid="001f5ea4"/>
    </style:style>
    <style:style style:name="P7" style:family="paragraph" style:parent-style-name="Standard" style:master-page-name="">
      <loext:graphic-properties draw:fill="none"/>
      <style:paragraph-properties fo:margin-left="0in" fo:margin-right="8.5618in" fo:text-indent="0in" style:auto-text-indent="false" style:page-number="auto" fo:background-color="transparent">
        <style:tab-stops>
          <style:tab-stop style:position="1.4374in"/>
        </style:tab-stops>
      </style:paragraph-properties>
      <style:text-properties style:font-name="Liberation Sans1" officeooo:rsid="001ae11d" officeooo:paragraph-rsid="001ae11d"/>
    </style:style>
    <style:style style:name="P8" style:family="paragraph" style:parent-style-name="Standard">
      <loext:graphic-properties draw:fill="none"/>
      <style:paragraph-properties fo:margin-left="0in" fo:margin-right="8.5618in" fo:text-indent="0in" style:auto-text-indent="false" fo:background-color="transparent">
        <style:tab-stops>
          <style:tab-stop style:position="1.4374in"/>
        </style:tab-stops>
      </style:paragraph-properties>
      <style:text-properties style:font-name="Liberation Sans1" officeooo:rsid="001ae11d" officeooo:paragraph-rsid="001ae11d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eeeeee"/>
      <style:text-properties fo:font-size="12pt"/>
    </style:style>
    <style:style style:name="P11" style:family="paragraph">
      <loext:graphic-properties draw:fill="hatch" draw:fill-color="#ffffff" draw:fill-hatch-name="Hatching_20_1cw"/>
    </style:style>
    <style:style style:name="T1" style:family="text">
      <style:text-properties officeooo:rsid="001f5ea4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svg:stroke-color="#000000" draw:fill="solid" draw:fill-color="#eeeeee" fo:min-height="1.7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b2b2b2" draw:marker-start-width="0.1984in" draw:marker-end-width="0.1984in" draw:fill="hatch" draw:fill-color="#ffffff" draw:fill-hatch-name="Hatching_20_1cw" fo:min-height="2.4925in" fo:padding-top="0.1201in" fo:padding-bottom="0.1201in" fo:padding-left="0.1201in" fo:padding-right="0.1201in" draw:fontwork-distance="3.1752in" draw:fontwork-start="0in" draw:fontwork-shadow-offset-x="0in" draw:fontwork-shadow-offset-y="0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text:anchor-type="paragraph" draw:z-index="0" draw:name="Shape2" draw:style-name="gr1" draw:text-style-name="P10" svg:width="6.865in" svg:height="1.726in" svg:x="4.2571in" svg:y="0.022in"><draw:text-box><text:p><text:span text:style-name="T2">Stichworte im Schadenhergang:</text:span></text:p><text:p text:style-name="P9"><text:span text:style-name="T3">“</text:span><text:span text:style-name="T3">Plausi”, “Plausibilität”:</text:span><text:span text:style-name="T2"> ggf. Ermittlung</text:span></text:p><text:p><text:span text:style-name="T3">“</text:span><text:span text:style-name="T3">nachbesichtigung /-en”:</text:span><text:span text:style-name="T2"> was nachbesichtigen (rg/kva/ga?)</text:span></text:p><text:p><text:span text:style-name="T3">“</text:span><text:span text:style-name="T3">gegenüberstellung /-en”,“gemeinsam besichtigen”: </text:span><text:span text:style-name="T2">GG</text:span></text:p><text:p><text:span text:style-name="T3">“</text:span><text:span text:style-name="T3">Vorschaden” : </text:span><text:span text:style-name="T2">r+v/kravag/condor oder anderer AG?</text:span></text:p><text:p><text:span text:style-name="T3">“</text:span><text:span text:style-name="T3">mehrere Schäden” :</text:span><text:span text:style-name="T2"> ggf. Mehrere Aufträge nötig, höherer Aufwand</text:span></text:p><text:p><text:span text:style-name="T2"/></text:p><text:p><text:span text:style-name="T2">Generell: ASP, Bes.Ort etc. in Hergang beachten. </text:span><text:span text:style-name="T3">Vom SB geschriebenes hat Vorrang vor Auftrags- und Bearbeitungsart.</text:span></text:p></draw:text-box></draw:frame>carexpert kfz-sachverständigen gmbh</text:p>
      <text:p text:style-name="P8">am klingenweg 4, 65396 walluf</text:p>
      <text:p text:style-name="P8">06123-9777777 ; info@carexpert.de</text:p>
      <text:p text:style-name="P8">auftrag@carexpert.de</text:p>
      <text:p text:style-name="P1"/>
      <text:p text:style-name="P2">dispo besetzt: mo-fr 8:00-17:30, sa 8-13</text:p>
      <text:p text:style-name="P2"/>
      <text:p text:style-name="P2"><text:span text:style-name="T1">* </text:span>termine: nur (!) 8-16, sa 8-12</text:p>
      <text:p text:style-name="P2">zeitfenster ideal 8-16, min. 2h, 8-12 besser als 12-16</text:p>
      <text:p text:style-name="P2">ws-termin standard 8-16 (mittagpause beachten)</text:p>
      <text:p text:style-name="P3">nicht selber tag, nä. tag nur bis 15:00</text:p>
      <text:p text:style-name="P2"><draw:frame text:anchor-type="paragraph" draw:z-index="1" draw:name="Shape1" draw:style-name="gr2" draw:text-style-name="P11" svg:width="6.0098in" svg:height="2.7331in" svg:x="5.1984in" svg:y="0.0075in"><draw:text-box><text:p>Weiterleitung per dringende Anforderung:</text:p><text:p>- alles, was weitere Aktionen der Dispo erfordert, weil z.B.</text:p><text:p>- Bearbeitungsart nicht durch CW zu terminieren, - keine Terminvorschläge</text:p><text:p>- alle Änderungen zu Status d. Fzg (rep., verk., verbracht, verschrottet)</text:p><text:p>- alle Änderungen zu Standort d. Fzg (jetzt bei WS, Polizei, Verwandten, Parkplatz)</text:p><text:p>- alle Änderungen zu verplanten+zugestellen Terminen (Ort, Zeit, ASP, etc.)</text:p><text:p/><text:p>Keine Weiterleitung, nur Historie:</text:p><text:p>- Anrufer meldet sich wieder (weil Klärung Urlaub, Anwesenheit, Werkstatt o.ä.)</text:p><text:p>- reine Infoanfrage ohne Terminrelevanz (wann war mein Termin? Ach so ok danke)</text:p><text:p/><text:p>Am Gesprächsende immer deutlich machen, wer sich als nächstes meldet und weiterleiten oder mit Vermerk in Historie eintragen</text:p></draw:text-box></draw:frame></text:p>
      <text:p text:style-name="P2">- termine an arbeitsstelle versuchen</text:p>
      <text:p text:style-name="P2">- termine mit angehörigen/bekannten möglich</text:p>
      <text:p text:style-name="P2">- tel. vorlauf für größere zeitfenster</text:p>
      <text:p text:style-name="P2">- hebebühne nötig?</text:p>
      <text:p text:style-name="P2">- fzgschein, fzgschlüssel da?</text:p>
      <text:p text:style-name="P2">- bes.ort exakt vereinbaren</text:p>
      <text:p text:style-name="P2">- termine fix vereinbaren, keine "vielleicht"-termine!</text:p>
      <text:p text:style-name="P2">- wild: fzg nicht waschen, hagel: fzg waschen</text:p>
      <text:p text:style-name="P3">- historie, schadenhergang und termininfo lesen und beachten!</text:p>
      <text:p text:style-name="P3">- mehrere schäden am selben ort gemeinsam terminieren</text:p>
      <text:p text:style-name="P3">- lkw etc.: nutzfahrzeug-sv</text:p>
      <text:p text:style-name="P3">- prio-behandlung bei drohendem schaden (insb. gewerb. kunden)</text:p>
      <text:p text:style-name="P5">- bearbeitungsart &gt; auftragsart</text:p>
      <text:p text:style-name="P3"/>
      <text:p text:style-name="P4">- ziel: keine fahrten ohne ergebnis</text:p>
      <text:p text:style-name="P2"/>
      <text:p text:style-name="P6">* kein termin / weiterleitung:</text:p>
      <text:p text:style-name="P6">- mindestens korrekte tel. + name + rolle muß erfragt werden!</text:p>
      <text:p text:style-name="P6">- wenn nicht möglich: grund angeben!</text:p>
      <text:p text:style-name="P6">- historie + termininfo lesen + beachten</text:p>
      <text:p text:style-name="P6">- darauf aufbauend fragen: fzg.standort</text:p>
      <text:p text:style-name="P6">- allgemein tv erfragen, volauf: (wie sieht's nä. woche bei ihnen aus?)</text:p>
      <text:p text:style-name="P6">- bei gg: tv von gegner vorhanden? vorschlagen</text:p>
      <text:p text:style-name="P6">- bei unklarheiten: streit vermeiden, klärung + rr anbie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draw:hatch draw:name="Hatching_20_1cw" draw:display-name="Hatching 1cw" draw:style="single" draw:color="#eeeeee" draw:distance="0.1587in" draw:rotation="45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598in" fo:margin-bottom="0.2598in" fo:margin-left="0.2598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20:58:21.188620459</meta:creation-date>
    <dc:date>2017-08-10T10:38:26.547682614</dc:date>
    <meta:editing-duration>P1DT11H25M35S</meta:editing-duration>
    <meta:editing-cycles>4</meta:editing-cycles>
    <meta:generator>LibreOffice/5.2.7.2$Linux_x86 LibreOffice_project/20m0$Build-2</meta:generator>
    <meta:print-date>2017-08-09T07:35:21.794540481</meta:print-date>
    <meta:document-statistic meta:table-count="0" meta:image-count="0" meta:object-count="0" meta:page-count="1" meta:paragraph-count="31" meta:word-count="189" meta:character-count="1269" meta:non-whitespace-character-count="1111"/>
  </office:meta>
</office:document-meta>
</file>